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11.311cm"/>
    </style:style>
    <style:style style:name="gr2" style:family="graphic" style:parent-style-name="standard">
      <style:graphic-properties draw:fill-color="#add58a" draw:textarea-horizontal-align="justify" draw:textarea-vertical-align="middle" draw:auto-grow-height="false" fo:min-height="2.29cm" fo:min-width="5.088cm"/>
    </style:style>
    <style:style style:name="gr3" style:family="graphic" style:parent-style-name="standard">
      <style:graphic-properties draw:fill-color="#c7a0cb" draw:textarea-horizontal-align="justify" draw:textarea-vertical-align="middle" draw:auto-grow-height="false" fo:min-height="2.29cm" fo:min-width="5.088cm"/>
    </style:style>
    <style:style style:name="gr4" style:family="graphic" style:parent-style-name="standard">
      <style:graphic-properties draw:fill-color="#fdc578" draw:textarea-horizontal-align="justify" draw:textarea-vertical-align="middle" draw:auto-grow-height="false" fo:min-height="2.29cm" fo:min-width="5.088cm"/>
    </style:style>
    <style:style style:name="gr5" style:family="graphic" style:parent-style-name="standard">
      <style:graphic-properties draw:fill-color="#e0efd4" draw:textarea-horizontal-align="justify" draw:textarea-vertical-align="middle" draw:auto-grow-height="false" fo:min-height="6.98cm" fo:min-width="5.46cm"/>
    </style:style>
    <style:style style:name="gr6" style:family="graphic" style:parent-style-name="standard">
      <style:graphic-properties draw:fill-color="#dfcce4" draw:textarea-horizontal-align="justify" draw:textarea-vertical-align="middle" draw:auto-grow-height="false" fo:min-height="6.98cm" fo:min-width="5.46cm"/>
    </style:style>
    <style:style style:name="gr7" style:family="graphic" style:parent-style-name="standard">
      <style:graphic-properties draw:fill-color="#ffe5ca" draw:textarea-horizontal-align="justify" draw:textarea-vertical-align="middle" draw:auto-grow-height="false" fo:min-height="6.98cm" fo:min-width="5.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f8aa97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dd58a"/>
      <style:paragraph-properties fo:text-align="center"/>
    </style:style>
    <style:style style:name="P3" style:family="paragraph">
      <loext:graphic-properties draw:fill-color="#c7a0cb"/>
      <style:paragraph-properties fo:text-align="center"/>
    </style:style>
    <style:style style:name="P4" style:family="paragraph">
      <loext:graphic-properties draw:fill-color="#fdc578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e0efd4"/>
      <style:paragraph-properties fo:text-align="start"/>
    </style:style>
    <style:style style:name="P7" style:family="paragraph">
      <loext:graphic-properties draw:fill-color="#dfcce4"/>
      <style:paragraph-properties fo:text-align="start"/>
    </style:style>
    <style:style style:name="P8" style:family="paragraph">
      <loext:graphic-properties draw:fill-color="#ffe5ca"/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8aa97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1.811cm" svg:height="1.905cm" svg:x="9.255cm" svg:y="1.127cm">
          <text:p text:style-name="P1">Data Units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588cm" svg:height="2.54cm" svg:x="2.27cm" svg:y="4.81cm">
          <text:p text:style-name="P1">Param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588cm" svg:height="2.54cm" svg:x="12.43cm" svg:y="4.81cm">
          <text:p text:style-name="P1">MainDataframe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.588cm" svg:height="2.54cm" svg:x="21.955cm" svg:y="4.81cm">
          <text:p text:style-name="P1">Time, count and </text:p>
          <text:p text:style-name="P1">Activation Matrix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6.604cm" svg:height="7.874cm" svg:x="2.016cm" svg:y="9.89cm">
          <text:p text:style-name="P5">Holds:</text:p>
          <text:p text:style-name="P5"/>
          <text:p text:style-name="P5"><text:span text:style-name="T1">* FACT Fiber mapping</text:span></text:p>
          <text:p text:style-name="P5"><text:span text:style-name="T1">* FACT hardware Parameters</text:span></text:p>
          <text:p text:style-name="P5"><text:span text:style-name="T1">* Analysis setting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6" draw:id="id6" draw:layer="layout" svg:width="6.604cm" svg:height="7.874cm" svg:x="11.922cm" svg:y="9.89cm">
          <text:p text:style-name="P5">Holds:</text:p>
          <text:p text:style-name="P5"/>
          <text:p text:style-name="P5"><text:span text:style-name="T1">* The Runfile N, t, tot, z, 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7" draw:id="id7" draw:layer="layout" svg:width="6.604cm" svg:height="7.874cm" svg:x="21.701cm" svg:y="9.89cm">
          <text:p text:style-name="P5">Holds:</text:p>
          <text:p text:style-name="P5"/>
          <text:p text:style-name="P5"><text:span text:style-name="T1">* time: 1D Runfile array of relevant </text:span></text:p>
          <text:p text:style-name="P5"><text:span text:style-name="T1"><text:s text:c="2"/></text:span><text:span text:style-name="T1">timeframe of 5ns resolution</text:span></text:p>
          <text:p text:style-name="P5"><text:span text:style-name="T1">* Count: 1D array with the total </text:span></text:p>
          <text:p text:style-name="P5"><text:span text:style-name="T1"><text:s text:c="3"/></text:span><text:span text:style-name="T1">number of active fibers at all </text:span></text:p>
          <text:p text:style-name="P5"><text:span text:style-name="T1"><text:s text:c="3"/></text:span><text:span text:style-name="T1">times, matches up with the </text:span></text:p>
          <text:p text:style-name="P5"><text:span text:style-name="T1"><text:s text:c="3"/></text:span><text:span text:style-name="T1">time array. </text:span></text:p>
          <text:p text:style-name="P5"><text:span text:style-name="T1">* Activation Matrix: Binary matrix</text:span></text:p>
          <text:p text:style-name="P5"><text:span text:style-name="T1"><text:s text:c="2"/></text:span><text:span text:style-name="T1">of N x len(time) size, the index</text:span></text:p>
          <text:p text:style-name="P5"><text:span text:style-name="T1"><text:s text:c="2"/></text:span><text:span text:style-name="T1">of each row corresponds to the </text:span></text:p>
          <text:p text:style-name="P5"><text:span text:style-name="T1"><text:s text:c="2"/></text:span><text:span text:style-name="T1">fiber number. 1 Indicating fiber is</text:span></text:p>
          <text:p text:style-name="P5"><text:span text:style-name="T1"><text:s text:c="2"/></text:span><text:span text:style-name="T1">Active, 0 indicating not active.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9" draw:layer="layout" svg:x1="15.16cm" svg:y1="3.032cm" svg:x2="15.224cm" svg:y2="4.81cm" draw:start-shape="id1" draw:start-glue-point="2" draw:end-shape="id2" draw:end-glue-point="0" svg:d="M15160 3032v889h64v889" svg:viewBox="0 0 65 1779">
          <text:p/>
        </draw:connector>
        <draw:connector draw:style-name="gr8" draw:text-style-name="P9" draw:layer="layout" svg:x1="15.16cm" svg:y1="3.032cm" svg:x2="5.064cm" svg:y2="4.81cm" draw:start-shape="id1" draw:start-glue-point="2" draw:end-shape="id3" svg:d="M15160 3032v889h-10096v889" svg:viewBox="0 0 10097 1779">
          <text:p/>
        </draw:connector>
        <draw:connector draw:style-name="gr8" draw:text-style-name="P9" draw:layer="layout" svg:x1="15.16cm" svg:y1="3.032cm" svg:x2="24.749cm" svg:y2="4.81cm" draw:start-shape="id1" draw:start-glue-point="2" draw:end-shape="id4" svg:d="M15160 3032v889h9589v889" svg:viewBox="0 0 9590 1779">
          <text:p/>
        </draw:connector>
        <draw:connector draw:style-name="gr8" draw:text-style-name="P9" draw:layer="layout" svg:x1="5.064cm" svg:y1="7.35cm" svg:x2="5.318cm" svg:y2="9.89cm" draw:start-shape="id3" draw:start-glue-point="2" draw:end-shape="id5" svg:d="M5064 7350v1270h254v1270" svg:viewBox="0 0 255 2541">
          <text:p/>
        </draw:connector>
        <draw:connector draw:style-name="gr8" draw:text-style-name="P9" draw:layer="layout" svg:x1="15.224cm" svg:y1="7.35cm" svg:x2="15.224cm" svg:y2="9.89cm" draw:start-shape="id2" draw:start-glue-point="2" draw:end-shape="id6" svg:d="M15224 7350v2540" svg:viewBox="0 0 1 2541">
          <text:p/>
        </draw:connector>
        <draw:connector draw:style-name="gr9" draw:text-style-name="P10" draw:layer="layout" svg:x1="24.749cm" svg:y1="7.35cm" svg:x2="25.003cm" svg:y2="9.89cm" draw:start-shape="id4" draw:start-glue-point="2" draw:end-shape="id7" svg:d="M24749 7350v1270h254v1270" svg:viewBox="0 0 255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3T14:14:17.694591717</meta:creation-date>
    <dc:date>2020-07-23T14:31:15.608010614</dc:date>
    <meta:editing-duration>PT4M37S</meta:editing-duration>
    <meta:editing-cycles>1</meta:editing-cycles>
    <meta:generator>LibreOffice/6.0.7.3$Linux_X86_64 LibreOffice_project/00m0$Build-3</meta:generator>
    <meta:document-statistic meta:object-count="13"/>
  </office:meta>
</office:document-meta>
</file>